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solid" draw:fill-color="#ff5722"/>
    </style:style>
    <style:style style:name="gr2" style:family="graphic" style:parent-style-name="standard">
      <style:graphic-properties draw:stroke="solid" svg:stroke-width="0.141cm" svg:stroke-color="#000000" draw:stroke-linejoin="miter" draw:fill="solid" draw:fill-color="#babdc1" fo:padding-top="0.195cm" fo:padding-bottom="0.195cm" fo:padding-left="0.32cm" fo:padding-right="0.32cm"/>
    </style:style>
    <style:style style:name="gr3" style:family="graphic" style:parent-style-name="standard">
      <style:graphic-properties draw:stroke="solid" svg:stroke-width="0.054cm" svg:stroke-color="#000000" draw:stroke-linejoin="miter" draw:fill="solid" draw:fill-color="#ffffff" fo:padding-top="0.152cm" fo:padding-bottom="0.152cm" fo:padding-left="0.277cm" fo:padding-right="0.277cm"/>
    </style:style>
    <style:style style:name="gr4" style:family="graphic" style:parent-style-name="standard">
      <style:graphic-properties draw:stroke="none" svg:stroke-width="0.035cm" svg:stroke-opacity="20%" draw:stroke-linejoin="miter" draw:fill="solid" draw:fill-color="#ffffff" draw:opacity="20%"/>
    </style:style>
    <style:style style:name="gr5" style:family="graphic" style:parent-style-name="standard">
      <style:graphic-properties draw:stroke="none" svg:stroke-width="0.035cm" draw:stroke-linejoin="miter" draw:fill="solid" draw:fill-color="#94979a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5cm" fo:min-width="0cm"/>
    </style:style>
    <style:style style:name="P1" style:family="paragraph">
      <loext:graphic-properties draw:fill="solid" draw:fill-color="#ff5722"/>
    </style:style>
    <style:style style:name="P2" style:family="paragraph">
      <loext:graphic-properties draw:fill="solid" draw:fill-color="#babdc1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ffffff" draw:opacity="20%"/>
    </style:style>
    <style:style style:name="P5" style:family="paragraph">
      <loext:graphic-properties draw:fill="solid" draw:fill-color="#94979a"/>
    </style:style>
    <style:style style:name="P6" style:family="paragraph">
      <style:text-properties style:font-name="Droid Sans Mono" fo:font-size="120pt" fo:text-shadow="1pt 1pt" fo:font-weight="bold" style:font-size-asian="120pt" style:font-size-complex="120pt"/>
    </style:style>
    <style:style style:name="P7" style:family="paragraph">
      <loext:graphic-properties draw:fill="none" draw:fill-color="#ffffff"/>
      <style:text-properties style:font-name="Droid Sans Mono" fo:font-size="120pt" fo:text-shadow="1pt 1pt" fo:font-weight="bold" style:font-size-asian="120pt" style:font-size-complex="120pt"/>
    </style:style>
    <style:style style:name="T1" style:family="text">
      <style:text-properties fo:font-size="120pt" fo:text-shadow="1pt 1pt" style:font-size-asian="120pt" style:font-size-complex="1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773cm" svg:height="6.773cm" svg:x="0cm" svg:y="0cm" svg:viewBox="0 0 6774 6774" svg:d="M3387 6774h2665c399 0 722-323 722-722v-5329c0-399-323-723-722-723h-5329c-399 0-723 324-723 723v5329c0 399 324 722 723 722z">
          <text:p/>
        </draw:path>
        <draw:polygon draw:style-name="gr2" draw:text-style-name="P2" draw:layer="layout" svg:width="5.399cm" svg:height="5.299cm" svg:x="0.7cm" svg:y="0.7cm" svg:viewBox="0 0 5400 5300" draw:points="2699,5300 0,5300 0,0 5400,0 5400,5300">
          <text:p/>
        </draw:polygon>
        <draw:polygon draw:style-name="gr3" draw:text-style-name="P3" draw:layer="layout" svg:width="5.499cm" svg:height="5.399cm" svg:x="0.6cm" svg:y="0.6cm" svg:viewBox="0 0 5500 5400" draw:points="2749,5400 0,5400 0,0 5500,0 5500,5400">
          <text:p/>
        </draw:polygon>
        <draw:path draw:style-name="gr4" draw:text-style-name="P4" draw:layer="layout" svg:width="6.773cm" svg:height="0.864cm" svg:x="0cm" svg:y="0cm" svg:viewBox="0 0 6774 865" svg:d="M723 0c-401 0-723 323-723 723v142c0-401 322-724 723-724h5329c400 0 722 323 722 724v-142c0-400-322-723-722-723z">
          <text:p/>
        </draw:path>
        <draw:path draw:style-name="gr5" draw:text-style-name="P5" draw:layer="layout" svg:width="6.773cm" svg:height="0.864cm" svg:x="0cm" svg:y="5.91cm" svg:viewBox="0 0 6774 865" svg:d="M0 0v141c0 401 322 724 723 724h5329c400 0 722-323 722-724v-141c0 401-322 723-722 723h-5329c-401 0-723-322-723-723z">
          <text:p/>
        </draw:path>
        <draw:frame draw:style-name="gr6" draw:text-style-name="P7" draw:layer="layout" svg:width="2.8cm" svg:height="5.183cm" svg:x="1.9cm" svg:y="0.917cm">
          <draw:text-box>
            <text:p text:style-name="P6"><text:span text:style-name="T1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svggradient2" draw:style="ellipsoid" draw:cx="50%" draw:cy="50%" draw:start-color="#ffffff" draw:end-color="#ffffff" draw:start-intensity="100%" draw:end-intensity="100%" draw:angle="450" draw:border="0%"/>
    <draw:gradient draw:name="svggradient3" draw:style="linear" draw:start-color="#000000" draw:end-color="#000000" draw:start-intensity="100%" draw:end-intensity="100%" draw:angle="0" draw:border="0%"/>
    <draw:opacity draw:name="svgopacity2" draw:style="ellipsoid" draw:cx="50%" draw:cy="50%" draw:start="0%" draw:end="23%" draw:angle="0" draw:border="0%"/>
    <draw:opacity draw:name="svgopacity3" draw:style="linear" draw:start="0%" draw:end="1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773cm" fo:page-height="6.77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6-30T18:48:37.824012611</dc:date>
    <meta:editing-duration>PT20M55S</meta:editing-duration>
    <meta:editing-cycles>2</meta:editing-cycles>
    <meta:generator>LibreOffice/5.0.5.2$Linux_X86_64 LibreOffice_project/00m0$Build-2</meta:generator>
    <meta:document-statistic meta:object-count="6"/>
  </office:meta>
</office:document-meta>
</file>